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387FEA98FB1FDE6B51.png" manifest:media-type="image/png"/>
  <manifest:file-entry manifest:full-path="Pictures/100002010000078000000438D1E9C3E11AAEA05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291cm, 0cm, 0.738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55cm, 0cm, 17.253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Used site: https://computingforgeeks.com/how-to-install-terraform-on-ubuntu/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3" draw:layer="layout" svg:width="27.999cm" svg:height="8.838cm" svg:x="0cm" svg:y="1.322cm">
          <draw:image xlink:href="Pictures/100002010000078000000438D1E9C3E11AAEA05C.png" xlink:type="simple" xlink:show="embed" xlink:actuate="onLoad" loext:mime-type="image/png">
            <text:p/>
          </draw:image>
        </draw:frame>
        <draw:frame draw:style-name="gr3" draw:text-style-name="P3" draw:layer="layout" svg:width="27.999cm" svg:height="2.793cm" svg:x="0.001cm" svg:y="10.923cm">
          <draw:image xlink:href="Pictures/1000020100000780000004387FEA98FB1FDE6B5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1T17:26:05.277265026</meta:creation-date>
    <meta:generator>LibreOffice/6.4.7.2$Linux_X86_64 LibreOffice_project/40$Build-2</meta:generator>
    <dc:date>2022-12-21T17:50:42.681255572</dc:date>
    <meta:editing-duration>PT3M57S</meta:editing-duration>
    <meta:editing-cycles>1</meta:editing-cycles>
    <meta:document-statistic meta:object-count="29"/>
  </office:meta>
</office:document-meta>
</file>